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Hasmat the brave warrior</text:span></text:h>
      <text:h text:style-name="Default"><text:s text:c="1"/>2<text:s text:c="2"/><text:span text:style-name="style2">//Problem no : 10055</text:span></text:h>
      <text:h text:style-name="Default"><text:s text:c="1"/>3<text:s text:c="2"/></text:h>
      <text:h text:style-name="Default"><text:s text:c="1"/>4<text:s text:c="2"/></text:h>
      <text:h text:style-name="Default"><text:s text:c="1"/>5<text:s text:c="2"/><text:span text:style-name="style9">#include&lt;iostream&gt;</text:span></text:h>
      <text:h text:style-name="Default"><text:s text:c="1"/>6<text:s text:c="2"/><text:span text:style-name="style9">#include&lt;stdlib.h&gt;</text:span></text:h>
      <text:h text:style-name="Default"><text:s text:c="1"/>7<text:s text:c="2"/><text:span text:style-name="style5">using namespace </text:span><text:span text:style-name="style16">std</text:span><text:span text:style-name="style10">;</text:span></text:h>
      <text:h text:style-name="Default"><text:s text:c="1"/>8<text:s text:c="2"/><text:span text:style-name="style5">int </text:span><text:span text:style-name="style11">main</text:span><text:span text:style-name="style10">()</text:span></text:h>
      <text:h text:style-name="Default"><text:s text:c="1"/>9<text:s text:c="2"/><text:s text:c="8"/><text:span text:style-name="style10">{</text:span></text:h>
      <text:h text:style-name="Default">10<text:s text:c="2"/><text:s text:c="16"/><text:span text:style-name="style5">int </text:span><text:span text:style-name="style11">a</text:span><text:span text:style-name="style10">,</text:span><text:span text:style-name="style11">b</text:span><text:span text:style-name="style10">,</text:span><text:span text:style-name="style11">x</text:span><text:span text:style-name="style10">;</text:span></text:h>
      <text:h text:style-name="Default">11<text:s text:c="2"/><text:s text:c="16"/><text:span text:style-name="style5">while</text:span><text:span text:style-name="style10">(</text:span><text:span text:style-name="style16">cin</text:span><text:span text:style-name="style10">&gt;&gt;</text:span><text:span text:style-name="style11">a</text:span><text:span text:style-name="style10">&gt;&gt;</text:span><text:span text:style-name="style11">b</text:span><text:span text:style-name="style10">)</text:span></text:h>
      <text:h text:style-name="Default">12<text:s text:c="2"/><text:s text:c="16"/><text:span text:style-name="style10">{</text:span></text:h>
      <text:h text:style-name="Default">13<text:s text:c="2"/><text:s text:c="24"/><text:span text:style-name="style11">x</text:span><text:span text:style-name="style10">=</text:span><text:span text:style-name="style11">abs</text:span><text:span text:style-name="style10">(</text:span><text:span text:style-name="style11">a</text:span><text:span text:style-name="style10">-</text:span><text:span text:style-name="style11">b</text:span><text:span text:style-name="style10">);</text:span></text:h>
      <text:h text:style-name="Default">14<text:s text:c="2"/><text:s text:c="16"/><text:span text:style-name="style16">cout</text:span><text:span text:style-name="style10">&lt;&lt;</text:span><text:span text:style-name="style11">x</text:span><text:span text:style-name="style10">&lt;&lt;</text:span><text:span text:style-name="style11">endl</text:span><text:span text:style-name="style10">;</text:span></text:h>
      <text:h text:style-name="Default">15<text:s text:c="2"/><text:s text:c="16"/><text:span text:style-name="style10">}</text:span></text:h>
      <text:h text:style-name="Default">16<text:s text:c="2"/><text:s text:c="16"/><text:span text:style-name="style5">return </text:span><text:span text:style-name="style4">0</text:span><text:span text:style-name="style10">;</text:span></text:h>
      <text:h text:style-name="Default">17<text:s text:c="2"/><text:s text:c="8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